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4" style:family="table-cell" style:parent-style-name="Default" style:data-style-name="N11">
      <style:text-properties style:font-name="Liberation Sans"/>
    </style:style>
    <style:style style:name="ce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aarwavelets-full" table:style-name="ta1">
        <table:shapes>
          <draw:frame draw:z-index="0" draw:style-name="gr1" draw:text-style-name="P1" svg:width="15.996cm" svg:height="6.938cm" svg:x="14.998cm" svg:y="8.432cm">
            <draw:object draw:notify-on-update-of-ranges="'haarwavelets-full'.B5:'haarwavelets-full'.U5 'haarwavelets-full'.A6:'haarwavelets-full'.A6 'haarwavelets-full'.A6:'haarwavelets-full'.U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512cm" svg:height="6.433cm" svg:x="-0.001cm" svg:y="7.259cm">
            <draw:object draw:notify-on-update-of-ranges="'haarwavelets-full'.B1:'haarwavelets-full'.D1 'haarwavelets-full'.B2:'haarwavelets-full'.B2 'haarwavelets-full'.B3:'haarwavelets-full'.D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6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7" table:number-columns-repeated="1003" table:default-cell-style-name="ce1"/>
        <table:table-row table:style-name="ro1">
          <table:table-cell table:style-name="Default" office:value-type="string">
            <text:p>Haar <text:span text:style-name="T1">wavelets</text:span></text:p>
          </table:table-cell>
          <table:table-cell table:style-name="Default" office:value-type="string">
            <text:p>2 retângulos</text:p>
          </table:table-cell>
          <table:table-cell table:style-name="Default" office:value-type="string">
            <text:p>3 retângulos</text:p>
          </table:table-cell>
          <table:table-cell table:style-name="Default" office:value-type="string">
            <text:p>4 retângulos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69020">
            <text:p>69020</text:p>
          </table:table-cell>
          <table:table-cell office:value-type="float" office:value="273148">
            <text:p>273148</text:p>
          </table:table-cell>
          <table:table-cell office:value-type="float" office:value="1298938">
            <text:p>1298938</text:p>
          </table:table-cell>
          <table:table-cell office:value-type="float" office:value="1641106">
            <text:p>1641106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[.B2]/[.E2]" office:value-type="percentage" office:value="0.0420570030211333">
            <text:p>4,21%</text:p>
          </table:table-cell>
          <table:table-cell table:style-name="ce4" table:formula="of:=[.C2]/[.E2]" office:value-type="percentage" office:value="0.166441412072103">
            <text:p>16,64%</text:p>
          </table:table-cell>
          <table:table-cell table:style-name="ce4" table:formula="of:=[.D2]/[.E2]" office:value-type="percentage" office:value="0.791501584906764">
            <text:p>79,1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amanh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Largura</text:p>
          </table:table-cell>
          <table:table-cell table:number-columns-repeated="2" office:value-type="float" office:value="0">
            <text:p>0</text:p>
          </table:table-cell>
          <table:table-cell office:value-type="float" office:value="3787974">
            <text:p>3787974</text:p>
          </table:table-cell>
          <table:table-cell office:value-type="float" office:value="1312859">
            <text:p>1312859</text:p>
          </table:table-cell>
          <table:table-cell office:value-type="float" office:value="528020">
            <text:p>528020</text:p>
          </table:table-cell>
          <table:table-cell office:value-type="float" office:value="257274">
            <text:p>257274</text:p>
          </table:table-cell>
          <table:table-cell office:value-type="float" office:value="93450">
            <text:p>93450</text:p>
          </table:table-cell>
          <table:table-cell office:value-type="float" office:value="68949">
            <text:p>68949</text:p>
          </table:table-cell>
          <table:table-cell office:value-type="float" office:value="44448">
            <text:p>44448</text:p>
          </table:table-cell>
          <table:table-cell office:value-type="float" office:value="19947">
            <text:p>19947</text:p>
          </table:table-cell>
          <table:table-cell office:value-type="float" office:value="7330">
            <text:p>7330</text:p>
          </table:table-cell>
          <table:table-cell office:value-type="float" office:value="6597">
            <text:p>6597</text:p>
          </table:table-cell>
          <table:table-cell office:value-type="float" office:value="5864">
            <text:p>5864</text:p>
          </table:table-cell>
          <table:table-cell office:value-type="float" office:value="5131">
            <text:p>5131</text:p>
          </table:table-cell>
          <table:table-cell office:value-type="float" office:value="4398">
            <text:p>4398</text:p>
          </table:table-cell>
          <table:table-cell office:value-type="float" office:value="3665">
            <text:p>3665</text:p>
          </table:table-cell>
          <table:table-cell office:value-type="float" office:value="2932">
            <text:p>2932</text:p>
          </table:table-cell>
          <table:table-cell office:value-type="float" office:value="2199">
            <text:p>2199</text:p>
          </table:table-cell>
          <table:table-cell office:value-type="float" office:value="1466">
            <text:p>1466</text:p>
          </table:table-cell>
          <table:table-cell office:value-type="float" office:value="733">
            <text:p>733</text:p>
          </table:table-cell>
          <table:table-cell table:number-columns-repeated="1003"/>
        </table:table-row>
        <table:table-row table:style-name="ro2">
          <table:table-cell office:value-type="string">
            <text:p>Largura (%)</text:p>
          </table:table-cell>
          <table:table-cell table:style-name="ce4" table:formula="of:=[.B6]/[.$U$10]" office:value-type="percentage" office:value="0">
            <text:p>0,00%</text:p>
          </table:table-cell>
          <table:table-cell table:style-name="ce4" table:formula="of:=[.C6]/[.$U$10]" office:value-type="percentage" office:value="0">
            <text:p>0,00%</text:p>
          </table:table-cell>
          <table:table-cell table:style-name="ce4" table:formula="of:=[.D6]/[.$U$10]" office:value-type="percentage" office:value="0.615606812415451">
            <text:p>61,56%</text:p>
          </table:table-cell>
          <table:table-cell table:style-name="ce4" table:formula="of:=[.E6]/[.$U$10]" office:value-type="percentage" office:value="0.213360742217591">
            <text:p>21,34%</text:p>
          </table:table-cell>
          <table:table-cell table:style-name="ce4" table:formula="of:=[.F6]/[.$U$10]" office:value-type="percentage" office:value="0.0858117582358291">
            <text:p>8,58%</text:p>
          </table:table-cell>
          <table:table-cell table:style-name="ce4" table:formula="of:=[.G6]/[.$U$10]" office:value-type="percentage" office:value="0.0418111705775628">
            <text:p>4,18%</text:p>
          </table:table-cell>
          <table:table-cell table:style-name="ce4" table:formula="of:=[.H6]/[.$U$10]" office:value-type="percentage" office:value="0.0151871308040192">
            <text:p>1,52%</text:p>
          </table:table-cell>
          <table:table-cell table:style-name="ce4" table:formula="of:=[.I6]/[.$U$10]" office:value-type="percentage" office:value="0.0112053235078258">
            <text:p>1,12%</text:p>
          </table:table-cell>
          <table:table-cell table:style-name="ce4" table:formula="of:=[.J6]/[.$U$10]" office:value-type="percentage" office:value="0.00722351621163238">
            <text:p>0,72%</text:p>
          </table:table-cell>
          <table:table-cell table:style-name="ce4" table:formula="of:=[.K6]/[.$U$10]" office:value-type="percentage" office:value="0.00324170891543897">
            <text:p>0,32%</text:p>
          </table:table-cell>
          <table:table-cell table:style-name="ce4" table:formula="of:=[.L6]/[.$U$10]" office:value-type="percentage" office:value="0.00119124311175453">
            <text:p>0,12%</text:p>
          </table:table-cell>
          <table:table-cell table:style-name="ce4" table:formula="of:=[.M6]/[.$U$10]" office:value-type="percentage" office:value="0.00107211880057908">
            <text:p>0,11%</text:p>
          </table:table-cell>
          <table:table-cell table:style-name="ce4" table:formula="of:=[.N6]/[.$U$10]" office:value-type="percentage" office:value="0.000952994489403624">
            <text:p>0,10%</text:p>
          </table:table-cell>
          <table:table-cell table:style-name="ce4" table:formula="of:=[.O6]/[.$U$10]" office:value-type="percentage" office:value="0.000833870178228171">
            <text:p>0,08%</text:p>
          </table:table-cell>
          <table:table-cell table:style-name="ce4" table:formula="of:=[.P6]/[.$U$10]" office:value-type="percentage" office:value="0.000714745867052718">
            <text:p>0,07%</text:p>
          </table:table-cell>
          <table:table-cell table:style-name="ce4" table:formula="of:=[.Q6]/[.$U$10]" office:value-type="percentage" office:value="0.000595621555877265">
            <text:p>0,06%</text:p>
          </table:table-cell>
          <table:table-cell table:style-name="ce4" table:formula="of:=[.R6]/[.$U$10]" office:value-type="percentage" office:value="0.000476497244701812">
            <text:p>0,05%</text:p>
          </table:table-cell>
          <table:table-cell table:style-name="ce4" table:formula="of:=[.S6]/[.$U$10]" office:value-type="percentage" office:value="0.000357372933526359">
            <text:p>0,04%</text:p>
          </table:table-cell>
          <table:table-cell table:style-name="ce4" table:formula="of:=[.T6]/[.$U$10]" office:value-type="percentage" office:value="0.000238248622350906">
            <text:p>0,02%</text:p>
          </table:table-cell>
          <table:table-cell table:style-name="ce4" table:formula="of:=[.U6]/[.$U$10]" office:value-type="percentage" office:value="0.000119124311175453">
            <text:p>0,01%</text:p>
          </table:table-cell>
          <table:table-cell table:number-columns-repeated="1003"/>
        </table:table-row>
        <table:table-row table:style-name="ro2">
          <table:table-cell office:value-type="string">
            <text:p>Altura</text:p>
          </table:table-cell>
          <table:table-cell table:number-columns-repeated="2" office:value-type="float" office:value="0">
            <text:p>0</text:p>
          </table:table-cell>
          <table:table-cell office:value-type="float" office:value="3787974">
            <text:p>3787974</text:p>
          </table:table-cell>
          <table:table-cell office:value-type="float" office:value="1312859">
            <text:p>1312859</text:p>
          </table:table-cell>
          <table:table-cell office:value-type="float" office:value="528020">
            <text:p>528020</text:p>
          </table:table-cell>
          <table:table-cell office:value-type="float" office:value="257274">
            <text:p>257274</text:p>
          </table:table-cell>
          <table:table-cell office:value-type="float" office:value="93450">
            <text:p>93450</text:p>
          </table:table-cell>
          <table:table-cell office:value-type="float" office:value="68949">
            <text:p>68949</text:p>
          </table:table-cell>
          <table:table-cell office:value-type="float" office:value="44448">
            <text:p>44448</text:p>
          </table:table-cell>
          <table:table-cell office:value-type="float" office:value="19947">
            <text:p>19947</text:p>
          </table:table-cell>
          <table:table-cell office:value-type="float" office:value="7330">
            <text:p>7330</text:p>
          </table:table-cell>
          <table:table-cell office:value-type="float" office:value="6597">
            <text:p>6597</text:p>
          </table:table-cell>
          <table:table-cell office:value-type="float" office:value="5864">
            <text:p>5864</text:p>
          </table:table-cell>
          <table:table-cell office:value-type="float" office:value="5131">
            <text:p>5131</text:p>
          </table:table-cell>
          <table:table-cell office:value-type="float" office:value="4398">
            <text:p>4398</text:p>
          </table:table-cell>
          <table:table-cell office:value-type="float" office:value="3665">
            <text:p>3665</text:p>
          </table:table-cell>
          <table:table-cell office:value-type="float" office:value="2932">
            <text:p>2932</text:p>
          </table:table-cell>
          <table:table-cell office:value-type="float" office:value="2199">
            <text:p>2199</text:p>
          </table:table-cell>
          <table:table-cell office:value-type="float" office:value="1466">
            <text:p>1466</text:p>
          </table:table-cell>
          <table:table-cell office:value-type="float" office:value="733">
            <text:p>733</text:p>
          </table:table-cell>
          <table:table-cell table:number-columns-repeated="1003"/>
        </table:table-row>
        <table:table-row table:style-name="ro2">
          <table:table-cell office:value-type="string">
            <text:p>Altura (%)</text:p>
          </table:table-cell>
          <table:table-cell table:style-name="ce4" table:formula="of:=[.B8]/[.$U$10]" office:value-type="percentage" office:value="0">
            <text:p>0,00%</text:p>
          </table:table-cell>
          <table:table-cell table:style-name="ce4" table:formula="of:=[.C8]/[.$U$10]" office:value-type="percentage" office:value="0">
            <text:p>0,00%</text:p>
          </table:table-cell>
          <table:table-cell table:style-name="ce4" table:formula="of:=[.D8]/[.$U$10]" office:value-type="percentage" office:value="0.615606812415451">
            <text:p>61,56%</text:p>
          </table:table-cell>
          <table:table-cell table:style-name="ce4" table:formula="of:=[.E8]/[.$U$10]" office:value-type="percentage" office:value="0.213360742217591">
            <text:p>21,34%</text:p>
          </table:table-cell>
          <table:table-cell table:style-name="ce4" table:formula="of:=[.F8]/[.$U$10]" office:value-type="percentage" office:value="0.0858117582358291">
            <text:p>8,58%</text:p>
          </table:table-cell>
          <table:table-cell table:style-name="ce4" table:formula="of:=[.G8]/[.$U$10]" office:value-type="percentage" office:value="0.0418111705775628">
            <text:p>4,18%</text:p>
          </table:table-cell>
          <table:table-cell table:style-name="ce4" table:formula="of:=[.H8]/[.$U$10]" office:value-type="percentage" office:value="0.0151871308040192">
            <text:p>1,52%</text:p>
          </table:table-cell>
          <table:table-cell table:style-name="ce4" table:formula="of:=[.I8]/[.$U$10]" office:value-type="percentage" office:value="0.0112053235078258">
            <text:p>1,12%</text:p>
          </table:table-cell>
          <table:table-cell table:style-name="ce4" table:formula="of:=[.J8]/[.$U$10]" office:value-type="percentage" office:value="0.00722351621163238">
            <text:p>0,72%</text:p>
          </table:table-cell>
          <table:table-cell table:style-name="ce4" table:formula="of:=[.K8]/[.$U$10]" office:value-type="percentage" office:value="0.00324170891543897">
            <text:p>0,32%</text:p>
          </table:table-cell>
          <table:table-cell table:style-name="ce4" table:formula="of:=[.L8]/[.$U$10]" office:value-type="percentage" office:value="0.00119124311175453">
            <text:p>0,12%</text:p>
          </table:table-cell>
          <table:table-cell table:style-name="ce4" table:formula="of:=[.M8]/[.$U$10]" office:value-type="percentage" office:value="0.00107211880057908">
            <text:p>0,11%</text:p>
          </table:table-cell>
          <table:table-cell table:style-name="ce4" table:formula="of:=[.N8]/[.$U$10]" office:value-type="percentage" office:value="0.000952994489403624">
            <text:p>0,10%</text:p>
          </table:table-cell>
          <table:table-cell table:style-name="ce4" table:formula="of:=[.O8]/[.$U$10]" office:value-type="percentage" office:value="0.000833870178228171">
            <text:p>0,08%</text:p>
          </table:table-cell>
          <table:table-cell table:style-name="ce4" table:formula="of:=[.P8]/[.$U$10]" office:value-type="percentage" office:value="0.000714745867052718">
            <text:p>0,07%</text:p>
          </table:table-cell>
          <table:table-cell table:style-name="ce4" table:formula="of:=[.Q8]/[.$U$10]" office:value-type="percentage" office:value="0.000595621555877265">
            <text:p>0,06%</text:p>
          </table:table-cell>
          <table:table-cell table:style-name="ce4" table:formula="of:=[.R8]/[.$U$10]" office:value-type="percentage" office:value="0.000476497244701812">
            <text:p>0,05%</text:p>
          </table:table-cell>
          <table:table-cell table:style-name="ce4" table:formula="of:=[.S8]/[.$U$10]" office:value-type="percentage" office:value="0.000357372933526359">
            <text:p>0,04%</text:p>
          </table:table-cell>
          <table:table-cell table:style-name="ce4" table:formula="of:=[.T8]/[.$U$10]" office:value-type="percentage" office:value="0.000238248622350906">
            <text:p>0,02%</text:p>
          </table:table-cell>
          <table:table-cell table:style-name="ce4" table:formula="of:=[.U8]/[.$U$10]" office:value-type="percentage" office:value="0.000119124311175453">
            <text:p>0,01%</text:p>
          </table:table-cell>
          <table:table-cell table:number-columns-repeated="1003"/>
        </table:table-row>
        <table:table-row table:style-name="ro2">
          <table:table-cell table:number-columns-repeated="19"/>
          <table:table-cell office:value-type="string">
            <text:p>Total</text:p>
          </table:table-cell>
          <table:table-cell office:value-type="float" office:value="6153236">
            <text:p>6153236</text:p>
          </table:table-cell>
          <table:table-cell table:number-columns-repeated="100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table:number-columns-spanned="4" table:number-rows-spanned="1">
            <text:p>Histograma dos centros dos retângulos</text:p>
          </table:table-cell>
          <table:covered-table-cell table:number-columns-repeated="3"/>
          <table:table-cell/>
          <table:table-cell table:style-name="ce3" office:value-type="string" table:number-columns-spanned="4" table:number-rows-spanned="1">
            <text:p>Histograma dos centros dos retângulos (%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" office:value-type="float" office:value="760295">
            <text:p>760295</text:p>
          </table:table-cell>
          <table:table-cell table:style-name="ce2" office:value-type="float" office:value="447667">
            <text:p>447667</text:p>
          </table:table-cell>
          <table:table-cell table:style-name="ce2" office:value-type="float" office:value="784879">
            <text:p>784879</text:p>
          </table:table-cell>
          <table:table-cell table:number-columns-repeated="2"/>
          <table:table-cell table:style-name="ce5" table:formula="of:=[.A13]/[.$U$10]" office:value-type="percentage" office:value="0.123560188492689">
            <text:p>12,36%</text:p>
          </table:table-cell>
          <table:table-cell table:style-name="ce5" table:formula="of:=[.B13]/[.$U$10]" office:value-type="percentage" office:value="0.0727531009699612">
            <text:p>7,28%</text:p>
          </table:table-cell>
          <table:table-cell table:style-name="ce5" table:formula="of:=[.C13]/[.$U$10]" office:value-type="percentage" office:value="0.127555484626301">
            <text:p>12,76%</text:p>
          </table:table-cell>
          <table:table-cell table:number-columns-repeated="1016"/>
        </table:table-row>
        <table:table-row table:style-name="ro1">
          <table:table-cell table:style-name="ce2" office:value-type="float" office:value="798368">
            <text:p>798368</text:p>
          </table:table-cell>
          <table:table-cell table:style-name="ce2" office:value-type="float" office:value="469879">
            <text:p>469879</text:p>
          </table:table-cell>
          <table:table-cell table:style-name="ce2" office:value-type="float" office:value="824161">
            <text:p>824161</text:p>
          </table:table-cell>
          <table:table-cell table:number-columns-repeated="2"/>
          <table:table-cell table:style-name="ce5" table:formula="of:=[.A14]/[.$U$10]" office:value-type="percentage" office:value="0.129747664480933">
            <text:p>12,97%</text:p>
          </table:table-cell>
          <table:table-cell table:style-name="ce5" table:formula="of:=[.B14]/[.$U$10]" office:value-type="percentage" office:value="0.0763629088824157">
            <text:p>7,64%</text:p>
          </table:table-cell>
          <table:table-cell table:style-name="ce5" table:formula="of:=[.C14]/[.$U$10]" office:value-type="percentage" office:value="0.133939442595733">
            <text:p>13,39%</text:p>
          </table:table-cell>
          <table:table-cell table:number-columns-repeated="1016"/>
        </table:table-row>
        <table:table-row table:style-name="ro1">
          <table:table-cell table:style-name="ce2" office:value-type="float" office:value="788971">
            <text:p>788971</text:p>
          </table:table-cell>
          <table:table-cell table:style-name="ce2" office:value-type="float" office:value="464543">
            <text:p>464543</text:p>
          </table:table-cell>
          <table:table-cell table:style-name="ce2" office:value-type="float" office:value="814473">
            <text:p>814473</text:p>
          </table:table-cell>
          <table:table-cell table:number-columns-repeated="2"/>
          <table:table-cell table:style-name="ce5" table:formula="of:=[.A15]/[.$U$10]" office:value-type="percentage" office:value="0.128220500562631">
            <text:p>12,82%</text:p>
          </table:table-cell>
          <table:table-cell table:style-name="ce5" table:formula="of:=[.B15]/[.$U$10]" office:value-type="percentage" office:value="0.0754957229009256">
            <text:p>7,55%</text:p>
          </table:table-cell>
          <table:table-cell table:style-name="ce5" table:formula="of:=[.C15]/[.$U$10]" office:value-type="percentage" office:value="0.13236498648841">
            <text:p>13,24%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arwavelets" table:style-name="ta1">
        <table:shapes>
          <draw:frame draw:z-index="0" draw:style-name="gr1" draw:text-style-name="P1" svg:width="15.996cm" svg:height="6.938cm" svg:x="10.548cm" svg:y="7.229cm">
            <draw:object draw:notify-on-update-of-ranges="haarwavelets.B5:haarwavelets.U5 haarwavelets.A6:haarwavelets.A6 haarwavelets.B6:haarwavelets.U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164cm" svg:height="6.874cm" svg:x="-0.001cm" svg:y="7.194cm">
            <draw:object draw:notify-on-update-of-ranges="haarwavelets.B1:haarwavelets.D1 haarwavelets.A1:haarwavelets.A1 haarwavelets.B3:haarwavelets.D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Haar <text:span text:style-name="T1">wavelets</text:span></text:p>
          </table:table-cell>
          <table:table-cell office:value-type="string">
            <text:p>2 retângulos</text:p>
          </table:table-cell>
          <table:table-cell office:value-type="string">
            <text:p>3 retângulos</text:p>
          </table:table-cell>
          <table:table-cell office:value-type="string">
            <text:p>4 retângulos</text:p>
          </table:table-cell>
          <table:table-cell office:value-type="string">
            <text:p>Total</text:p>
          </table:table-cell>
          <table:table-cell table:number-columns-repeated="16"/>
        </table:table-row>
        <table:table-row table:style-name="ro2">
          <table:table-cell/>
          <table:table-cell office:value-type="float" office:value="28927">
            <text:p>28927</text:p>
          </table:table-cell>
          <table:table-cell office:value-type="float" office:value="71423">
            <text:p>71423</text:p>
          </table:table-cell>
          <table:table-cell office:value-type="float" office:value="118194">
            <text:p>118194</text:p>
          </table:table-cell>
          <table:table-cell table:formula="of:=SUM([.B2:.D2])" office:value-type="float" office:value="218544">
            <text:p>218544</text:p>
          </table:table-cell>
          <table:table-cell table:number-columns-repeated="16"/>
        </table:table-row>
        <table:table-row table:style-name="ro2">
          <table:table-cell/>
          <table:table-cell table:style-name="ce8" table:formula="of:=[.B2]/[.E2]" office:value-type="percentage" office:value="0.132362361812724">
            <text:p>13,24%</text:p>
          </table:table-cell>
          <table:table-cell table:style-name="ce8" table:formula="of:=[.C2]/[.E2]" office:value-type="percentage" office:value="0.326812907240647">
            <text:p>32,68%</text:p>
          </table:table-cell>
          <table:table-cell table:style-name="ce8" table:formula="of:=[.D2]/[.E2]" office:value-type="percentage" office:value="0.540824730946629">
            <text:p>54,08%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Tamanh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Largura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Largura (%)</text:p>
          </table:table-cell>
          <table:table-cell table:style-name="ce8" table:formula="of:=[.B6]/[.$U$10]" office:value-type="percentage" office:value="0">
            <text:p>0,00%</text:p>
          </table:table-cell>
          <table:table-cell table:style-name="ce8" table:formula="of:=[.C6]/[.$U$10]" office:value-type="percentage" office:value="0">
            <text:p>0,00%</text:p>
          </table:table-cell>
          <table:table-cell table:style-name="ce8" table:formula="of:=[.D6]/[.$U$10]" office:value-type="percentage" office:value="0.539432862710247">
            <text:p>53,94%</text:p>
          </table:table-cell>
          <table:table-cell table:style-name="ce8" table:formula="of:=[.E6]/[.$U$10]" office:value-type="percentage" office:value="0.25708183257059">
            <text:p>25,71%</text:p>
          </table:table-cell>
          <table:table-cell table:style-name="ce8" table:formula="of:=[.F6]/[.$U$10]" office:value-type="percentage" office:value="0.100735804451342">
            <text:p>10,07%</text:p>
          </table:table-cell>
          <table:table-cell table:style-name="ce8" table:formula="of:=[.G6]/[.$U$10]" office:value-type="percentage" office:value="0.0446288691487034">
            <text:p>4,46%</text:p>
          </table:table-cell>
          <table:table-cell table:style-name="ce8" table:formula="of:=[.H6]/[.$U$10]" office:value-type="percentage" office:value="0.0243200756075656">
            <text:p>2,43%</text:p>
          </table:table-cell>
          <table:table-cell table:style-name="ce8" table:formula="of:=[.I6]/[.$U$10]" office:value-type="percentage" office:value="0.00709894898503018">
            <text:p>0,71%</text:p>
          </table:table-cell>
          <table:table-cell table:style-name="ce8" table:formula="of:=[.J6]/[.$U$10]" office:value-type="percentage" office:value="0.0121586953399051">
            <text:p>1,22%</text:p>
          </table:table-cell>
          <table:table-cell table:style-name="ce8" table:formula="of:=[.K6]/[.$U$10]" office:value-type="percentage" office:value="0.00352799507047264">
            <text:p>0,35%</text:p>
          </table:table-cell>
          <table:table-cell table:style-name="ce8" table:formula="of:=[.L6]/[.$U$10]" office:value-type="percentage" office:value="0.00249027049304671">
            <text:p>0,25%</text:p>
          </table:table-cell>
          <table:table-cell table:style-name="ce8" table:formula="of:=[.M6]/[.$U$10]" office:value-type="percentage" office:value="0.00118136821233483">
            <text:p>0,12%</text:p>
          </table:table-cell>
          <table:table-cell table:style-name="ce8" table:formula="of:=[.N6]/[.$U$10]" office:value-type="percentage" office:value="0.00199221639443737">
            <text:p>0,20%</text:p>
          </table:table-cell>
          <table:table-cell table:style-name="ce8" table:formula="of:=[.O6]/[.$U$10]" office:value-type="percentage" office:value="0.000945094569867861">
            <text:p>0,09%</text:p>
          </table:table-cell>
          <table:table-cell table:style-name="ce8" table:formula="of:=[.P6]/[.$U$10]" office:value-type="percentage" office:value="0.00149416229582803">
            <text:p>0,15%</text:p>
          </table:table-cell>
          <table:table-cell table:style-name="ce8" table:formula="of:=[.Q6]/[.$U$10]" office:value-type="percentage" office:value="0.000708820927400896">
            <text:p>0,07%</text:p>
          </table:table-cell>
          <table:table-cell table:style-name="ce8" table:formula="of:=[.R6]/[.$U$10]" office:value-type="percentage" office:value="0.000996108197218683">
            <text:p>0,10%</text:p>
          </table:table-cell>
          <table:table-cell table:style-name="ce8" table:formula="of:=[.S6]/[.$U$10]" office:value-type="percentage" office:value="0.000472547284933931">
            <text:p>0,05%</text:p>
          </table:table-cell>
          <table:table-cell table:style-name="ce8" table:formula="of:=[.T6]/[.$U$10]" office:value-type="percentage" office:value="0.000498054098609342">
            <text:p>0,05%</text:p>
          </table:table-cell>
          <table:table-cell table:style-name="ce8" table:formula="of:=[.U6]/[.$U$10]" office:value-type="percentage" office:value="0.000236273642466965">
            <text:p>0,02%</text:p>
          </table:table-cell>
        </table:table-row>
        <table:table-row table:style-name="ro2">
          <table:table-cell office:value-type="string">
            <text:p>Altura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Altura (%)</text:p>
          </table:table-cell>
          <table:table-cell table:style-name="ce8" table:formula="of:=[.B8]/[.$U$10]" office:value-type="percentage" office:value="0">
            <text:p>0,00%</text:p>
          </table:table-cell>
          <table:table-cell table:style-name="ce8" table:formula="of:=[.C8]/[.$U$10]" office:value-type="percentage" office:value="0">
            <text:p>0,00%</text:p>
          </table:table-cell>
          <table:table-cell table:style-name="ce8" table:formula="of:=[.D8]/[.$U$10]" office:value-type="percentage" office:value="0.539432862710247">
            <text:p>53,94%</text:p>
          </table:table-cell>
          <table:table-cell table:style-name="ce8" table:formula="of:=[.E8]/[.$U$10]" office:value-type="percentage" office:value="0.25708183257059">
            <text:p>25,71%</text:p>
          </table:table-cell>
          <table:table-cell table:style-name="ce8" table:formula="of:=[.F8]/[.$U$10]" office:value-type="percentage" office:value="0.100735804451342">
            <text:p>10,07%</text:p>
          </table:table-cell>
          <table:table-cell table:style-name="ce8" table:formula="of:=[.G8]/[.$U$10]" office:value-type="percentage" office:value="0.0446288691487034">
            <text:p>4,46%</text:p>
          </table:table-cell>
          <table:table-cell table:style-name="ce8" table:formula="of:=[.H8]/[.$U$10]" office:value-type="percentage" office:value="0.0243200756075656">
            <text:p>2,43%</text:p>
          </table:table-cell>
          <table:table-cell table:style-name="ce8" table:formula="of:=[.I8]/[.$U$10]" office:value-type="percentage" office:value="0.00709894898503018">
            <text:p>0,71%</text:p>
          </table:table-cell>
          <table:table-cell table:style-name="ce8" table:formula="of:=[.J8]/[.$U$10]" office:value-type="percentage" office:value="0.0121586953399051">
            <text:p>1,22%</text:p>
          </table:table-cell>
          <table:table-cell table:style-name="ce8" table:formula="of:=[.K8]/[.$U$10]" office:value-type="percentage" office:value="0.00352799507047264">
            <text:p>0,35%</text:p>
          </table:table-cell>
          <table:table-cell table:style-name="ce8" table:formula="of:=[.L8]/[.$U$10]" office:value-type="percentage" office:value="0.00249027049304671">
            <text:p>0,25%</text:p>
          </table:table-cell>
          <table:table-cell table:style-name="ce8" table:formula="of:=[.M8]/[.$U$10]" office:value-type="percentage" office:value="0.00118136821233483">
            <text:p>0,12%</text:p>
          </table:table-cell>
          <table:table-cell table:style-name="ce8" table:formula="of:=[.N8]/[.$U$10]" office:value-type="percentage" office:value="0.00199221639443737">
            <text:p>0,20%</text:p>
          </table:table-cell>
          <table:table-cell table:style-name="ce8" table:formula="of:=[.O8]/[.$U$10]" office:value-type="percentage" office:value="0.000945094569867861">
            <text:p>0,09%</text:p>
          </table:table-cell>
          <table:table-cell table:style-name="ce8" table:formula="of:=[.P8]/[.$U$10]" office:value-type="percentage" office:value="0.00149416229582803">
            <text:p>0,15%</text:p>
          </table:table-cell>
          <table:table-cell table:style-name="ce8" table:formula="of:=[.Q8]/[.$U$10]" office:value-type="percentage" office:value="0.000708820927400896">
            <text:p>0,07%</text:p>
          </table:table-cell>
          <table:table-cell table:style-name="ce8" table:formula="of:=[.R8]/[.$U$10]" office:value-type="percentage" office:value="0.000996108197218683">
            <text:p>0,10%</text:p>
          </table:table-cell>
          <table:table-cell table:style-name="ce8" table:formula="of:=[.S8]/[.$U$10]" office:value-type="percentage" office:value="0.000472547284933931">
            <text:p>0,05%</text:p>
          </table:table-cell>
          <table:table-cell table:style-name="ce8" table:formula="of:=[.T8]/[.$U$10]" office:value-type="percentage" office:value="0.000498054098609342">
            <text:p>0,05%</text:p>
          </table:table-cell>
          <table:table-cell table:style-name="ce8" table:formula="of:=[.U8]/[.$U$10]" office:value-type="percentage" office:value="0.000236273642466965">
            <text:p>0,02%</text:p>
          </table:table-cell>
        </table:table-row>
        <table:table-row table:style-name="ro2">
          <table:table-cell table:number-columns-repeated="19"/>
          <table:table-cell office:value-type="string">
            <text:p>Total</text:p>
          </table:table-cell>
          <table:table-cell office:value-type="float" office:value="744899">
            <text:p>744899</text:p>
          </table:table-cell>
        </table:table-row>
        <table:table-row table:style-name="ro2">
          <table:table-cell table:style-name="ce6"/>
          <table:table-cell table:number-columns-repeated="20"/>
        </table:table-row>
        <table:table-row table:style-name="ro2">
          <table:table-cell table:style-name="ce7" office:value-type="string" table:number-columns-spanned="4" table:number-rows-spanned="1">
            <text:p>Histograma dos centros dos retângulos</text:p>
          </table:table-cell>
          <table:covered-table-cell table:number-columns-repeated="3"/>
          <table:table-cell/>
          <table:table-cell table:style-name="ce7" office:value-type="string" table:number-columns-spanned="4" table:number-rows-spanned="1">
            <text:p>Histograma dos centros dos retângulos (%)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office:value-type="float" office:value="94551">
            <text:p>94551</text:p>
          </table:table-cell>
          <table:table-cell office:value-type="float" office:value="55603">
            <text:p>55603</text:p>
          </table:table-cell>
          <table:table-cell office:value-type="float" office:value="98648">
            <text:p>98648</text:p>
          </table:table-cell>
          <table:table-cell table:number-columns-repeated="2"/>
          <table:table-cell table:style-name="ce9" table:formula="of:=[.A13]/[.$U$10]" office:value-type="percentage" office:value="0.126931302095989">
            <text:p>12,69%</text:p>
          </table:table-cell>
          <table:table-cell table:style-name="ce9" table:formula="of:=[.B13]/[.$U$10]" office:value-type="percentage" office:value="0.0746450189891515">
            <text:p>7,46%</text:p>
          </table:table-cell>
          <table:table-cell table:style-name="ce9" table:formula="of:=[.C13]/[.$U$10]" office:value-type="percentage" office:value="0.132431376602734">
            <text:p>13,24%</text:p>
          </table:table-cell>
          <table:table-cell table:number-columns-repeated="13"/>
        </table:table-row>
        <table:table-row table:style-name="ro1">
          <table:table-cell office:value-type="float" office:value="94119">
            <text:p>94119</text:p>
          </table:table-cell>
          <table:table-cell office:value-type="float" office:value="55365">
            <text:p>55365</text:p>
          </table:table-cell>
          <table:table-cell office:value-type="float" office:value="97742">
            <text:p>97742</text:p>
          </table:table-cell>
          <table:table-cell table:number-columns-repeated="2"/>
          <table:table-cell table:style-name="ce9" table:formula="of:=[.A14]/[.$U$10]" office:value-type="percentage" office:value="0.126351357700843">
            <text:p>12,64%</text:p>
          </table:table-cell>
          <table:table-cell table:style-name="ce9" table:formula="of:=[.B14]/[.$U$10]" office:value-type="percentage" office:value="0.0743255125862701">
            <text:p>7,43%</text:p>
          </table:table-cell>
          <table:table-cell table:style-name="ce9" table:formula="of:=[.C14]/[.$U$10]" office:value-type="percentage" office:value="0.13121510432958">
            <text:p>13,12%</text:p>
          </table:table-cell>
          <table:table-cell table:number-columns-repeated="13"/>
        </table:table-row>
        <table:table-row table:style-name="ro1">
          <table:table-cell office:value-type="float" office:value="94425">
            <text:p>94425</text:p>
          </table:table-cell>
          <table:table-cell office:value-type="float" office:value="55582">
            <text:p>55582</text:p>
          </table:table-cell>
          <table:table-cell office:value-type="float" office:value="98864">
            <text:p>98864</text:p>
          </table:table-cell>
          <table:table-cell table:number-columns-repeated="2"/>
          <table:table-cell table:style-name="ce9" table:formula="of:=[.A15]/[.$U$10]" office:value-type="percentage" office:value="0.126762151647405">
            <text:p>12,68%</text:p>
          </table:table-cell>
          <table:table-cell table:style-name="ce9" table:formula="of:=[.B15]/[.$U$10]" office:value-type="percentage" office:value="0.0746168272477208">
            <text:p>7,46%</text:p>
          </table:table-cell>
          <table:table-cell table:style-name="ce9" table:formula="of:=[.C15]/[.$U$10]" office:value-type="percentage" office:value="0.132721348800307">
            <text:p>13,27%</text:p>
          </table:table-cell>
          <table:table-cell table:number-columns-repeated="13"/>
        </table:table-row>
        <table:table-row table:style-name="ro2" table:number-rows-repeated="1048545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 style:data-style-name="N2" text:time-value="0000-00-00T12:58: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Magalhães</meta:initial-creator>
    <meta:creation-date>2013-08-04T10:54:54</meta:creation-date>
    <dc:date>2013-08-06T12:58:30</dc:date>
    <dc:creator>Ramiro Magalhães</dc:creator>
    <meta:editing-duration>PT1H51M49S</meta:editing-duration>
    <meta:editing-cycles>24</meta:editing-cycles>
    <meta:generator>LibreOffice/4.0.3.3$Linux_X86_64 LibreOffice_project/400m0$Build-3</meta:generator>
    <meta:document-statistic meta:table-count="2" meta:cell-count="278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6.939cm" xlink:href=".." xlink:type="simple" chart:class="chart:bar" chart:style-name="ch1">
        <chart:legend chart:legend-position="end" svg:x="14.104cm" svg:y="3.17cm" style:legend-expansion="high" chart:style-name="ch2"/>
        <chart:plot-area chart:style-name="ch3" table:cell-range-address="'haarwavelets-full'.B5:'haarwavelets-full'.U5 'haarwavelets-full'.A6:'haarwavelets-full'.U6" chart:data-source-has-labels="both" svg:x="1.33cm" svg:y="0.687cm" svg:width="12.136cm" svg:height="5.133cm">
          <chartooo:coordinate-region svg:x="3.063cm" svg:y="0.887cm" svg:width="10.403cm" svg:height="4.286cm"/>
          <chart:axis chart:dimension="x" chart:name="primary-x" chart:style-name="ch4" chartooo:axis-type="auto">
            <chartooo:date-scale/>
            <chart:title svg:x="6.64cm" svg:y="5.958cm" chart:style-name="ch5">
              <text:p>Tamanho</text:p>
            </chart:title>
            <chart:categories table:cell-range-address="'haarwavelets-full'.B5:'haarwavelets-full'.U5"/>
          </chart:axis>
          <chart:axis chart:dimension="y" chart:name="primary-y" chart:style-name="ch6">
            <chart:title svg:x="0.451cm" svg:y="4.448cm" chart:style-name="ch7">
              <text:p>Quantidade (%)</text:p>
            </chart:title>
            <chart:grid chart:style-name="ch8" chart:class="major"/>
          </chart:axis>
          <chart:series chart:style-name="ch9" chart:values-cell-range-address="'haarwavelets-full'.A6:'haarwavelets-full'.U6" chart:label-cell-address="'haarwavelets-full'.A6:'haarwavelets-full'.A6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haarwavelets-full'.B5:'haarwavelets-full'.U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argura</text:p>
                <draw:g>
                  <svg:desc>'haarwavelets-full'.A6:'haarwavelets-full'.A6</svg:desc>
                </draw:g>
              </table:table-cell>
              <table:table-cell office:value-type="float" office:value="NaN">
                <text:p>NaN</text:p>
                <draw:g>
                  <svg:desc>'haarwavelets-full'.A6:'haarwavelets-full'.U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87974">
                <text:p>3787974</text:p>
              </table:table-cell>
              <table:table-cell office:value-type="float" office:value="1312859">
                <text:p>1312859</text:p>
              </table:table-cell>
              <table:table-cell office:value-type="float" office:value="528020">
                <text:p>528020</text:p>
              </table:table-cell>
              <table:table-cell office:value-type="float" office:value="257274">
                <text:p>257274</text:p>
              </table:table-cell>
              <table:table-cell office:value-type="float" office:value="93450">
                <text:p>93450</text:p>
              </table:table-cell>
              <table:table-cell office:value-type="float" office:value="68949">
                <text:p>68949</text:p>
              </table:table-cell>
              <table:table-cell office:value-type="float" office:value="44448">
                <text:p>44448</text:p>
              </table:table-cell>
              <table:table-cell office:value-type="float" office:value="19947">
                <text:p>19947</text:p>
              </table:table-cell>
              <table:table-cell office:value-type="float" office:value="7330">
                <text:p>7330</text:p>
              </table:table-cell>
              <table:table-cell office:value-type="float" office:value="6597">
                <text:p>6597</text:p>
              </table:table-cell>
              <table:table-cell office:value-type="float" office:value="5864">
                <text:p>5864</text:p>
              </table:table-cell>
              <table:table-cell office:value-type="float" office:value="5131">
                <text:p>5131</text:p>
              </table:table-cell>
              <table:table-cell office:value-type="float" office:value="4398">
                <text:p>4398</text:p>
              </table:table-cell>
              <table:table-cell office:value-type="float" office:value="3665">
                <text:p>3665</text:p>
              </table:table-cell>
              <table:table-cell office:value-type="float" office:value="2932">
                <text:p>2932</text:p>
              </table:table-cell>
              <table:table-cell office:value-type="float" office:value="2199">
                <text:p>2199</text:p>
              </table:table-cell>
              <table:table-cell office:value-type="float" office:value="1466">
                <text:p>1466</text:p>
              </table:table-cell>
              <table:table-cell office:value-type="float" office:value="733">
                <text:p>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6.939cm" xlink:href=".." xlink:type="simple" chart:class="chart:bar" chart:style-name="ch1">
        <chart:legend chart:legend-position="end" svg:x="14.104cm" svg:y="3.17cm" style:legend-expansion="high" chart:style-name="ch2"/>
        <chart:plot-area chart:style-name="ch3" table:cell-range-address="haarwavelets.B5:haarwavelets.U6 haarwavelets.A6:haarwavelets.A6" chart:data-source-has-labels="both" svg:x="1.33cm" svg:y="0.687cm" svg:width="12.136cm" svg:height="5.133cm">
          <chartooo:coordinate-region svg:x="2.877cm" svg:y="0.887cm" svg:width="10.589cm" svg:height="4.286cm"/>
          <chart:axis chart:dimension="x" chart:name="primary-x" chart:style-name="ch4" chartooo:axis-type="auto">
            <chartooo:date-scale/>
            <chart:title svg:x="6.64cm" svg:y="5.958cm" chart:style-name="ch5">
              <text:p>Tamanho</text:p>
            </chart:title>
            <chart:categories table:cell-range-address="haarwavelets.B5:haarwavelets.U5"/>
          </chart:axis>
          <chart:axis chart:dimension="y" chart:name="primary-y" chart:style-name="ch6">
            <chart:title svg:x="0.451cm" svg:y="4.448cm" chart:style-name="ch7">
              <text:p>Quantidade (%)</text:p>
            </chart:title>
            <chart:grid chart:style-name="ch8" chart:class="major"/>
          </chart:axis>
          <chart:series chart:style-name="ch9" chart:values-cell-range-address="haarwavelets.B6:haarwavelets.U6" chart:label-cell-address="haarwavelets.A6:haarwavelets.A6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aarwavelets.B5:haarwavelets.U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argura</text:p>
                <draw:g>
                  <svg:desc>haarwavelets.A6:haarwavelets.A6</svg:desc>
                </draw:g>
              </table:table-cell>
              <table:table-cell office:value-type="float" office:value="0">
                <text:p>0</text:p>
                <draw:g>
                  <svg:desc>haarwavelets.B6:haarwavelets.U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01823">
                <text:p>401823</text:p>
              </table:table-cell>
              <table:table-cell office:value-type="float" office:value="191500">
                <text:p>191500</text:p>
              </table:table-cell>
              <table:table-cell office:value-type="float" office:value="75038">
                <text:p>75038</text:p>
              </table:table-cell>
              <table:table-cell office:value-type="float" office:value="33244">
                <text:p>33244</text:p>
              </table:table-cell>
              <table:table-cell office:value-type="float" office:value="18116">
                <text:p>18116</text:p>
              </table:table-cell>
              <table:table-cell office:value-type="float" office:value="5288">
                <text:p>5288</text:p>
              </table:table-cell>
              <table:table-cell office:value-type="float" office:value="9057">
                <text:p>9057</text:p>
              </table:table-cell>
              <table:table-cell office:value-type="float" office:value="2628">
                <text:p>2628</text:p>
              </table:table-cell>
              <table:table-cell office:value-type="float" office:value="1855">
                <text:p>1855</text:p>
              </table:table-cell>
              <table:table-cell office:value-type="float" office:value="880">
                <text:p>880</text:p>
              </table:table-cell>
              <table:table-cell office:value-type="float" office:value="1484">
                <text:p>1484</text:p>
              </table:table-cell>
              <table:table-cell office:value-type="float" office:value="704">
                <text:p>704</text:p>
              </table:table-cell>
              <table:table-cell office:value-type="float" office:value="1113">
                <text:p>1113</text:p>
              </table:table-cell>
              <table:table-cell office:value-type="float" office:value="528">
                <text:p>528</text:p>
              </table:table-cell>
              <table:table-cell office:value-type="float" office:value="742">
                <text:p>742</text:p>
              </table:table-cell>
              <table:table-cell office:value-type="float" office:value="352">
                <text:p>352</text:p>
              </table:table-cell>
              <table:table-cell office:value-type="float" office:value="371">
                <text:p>371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c0c0c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65cm" svg:height="6.875cm" xlink:href=".." xlink:type="simple" chart:class="chart:circle" chart:style-name="ch1">
        <chart:legend chart:legend-position="end" svg:x="7.531cm" svg:y="2.64cm" style:legend-expansion="high" chart:style-name="ch2"/>
        <chart:plot-area chart:style-name="ch3" table:cell-range-address="haarwavelets.A1:haarwavelets.D1 haarwavelets.B3:haarwavelets.D3" chart:data-source-has-labels="both" svg:x="0.203cm" svg:y="0.546cm" svg:width="7.125cm" svg:height="6.192cm">
          <chartooo:coordinate-region svg:x="0.661cm" svg:y="0.547cm" svg:width="6.191cm" svg:height="6.191cm"/>
          <chart:axis chart:dimension="x" chart:name="primary-x" chart:style-name="ch4" chartooo:axis-type="auto">
            <chartooo:date-scale/>
            <chart:categories table:cell-range-address="haarwavelets.B1:haarwavelets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aarwavelets.B3:haarwavelets.D3" chart:label-cell-address="haarwavelets.A1:haarwavelets.A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etângulos</text:p>
                <draw:g>
                  <svg:desc>haarwavelets.B1:haarwavelets.D1</svg:desc>
                </draw:g>
              </table:table-cell>
              <table:table-cell office:value-type="string">
                <text:p>3 retângulos</text:p>
              </table:table-cell>
              <table:table-cell office:value-type="string">
                <text:p>4 retângulos</text:p>
              </table:table-cell>
            </table:table-row>
          </table:table-header-rows>
          <table:table-rows>
            <table:table-row>
              <table:table-cell office:value-type="string">
                <text:p>Haar wavelets</text:p>
                <draw:g>
                  <svg:desc>haarwavelets.A1:haarwavelets.A1</svg:desc>
                </draw:g>
              </table:table-cell>
              <table:table-cell office:value-type="float" office:value="0.132362361812724">
                <text:p>0.132362361812724</text:p>
                <draw:g>
                  <svg:desc>haarwavelets.B3:haarwavelets.D3</svg:desc>
                </draw:g>
              </table:table-cell>
              <table:table-cell office:value-type="float" office:value="0.326812907240647">
                <text:p>0.326812907240647</text:p>
              </table:table-cell>
              <table:table-cell office:value-type="float" office:value="0.540824730946629">
                <text:p>0.5408247309466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c0c0c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13cm" svg:height="6.434cm" xlink:href=".." xlink:type="simple" chart:class="chart:circle" chart:style-name="ch1">
        <chart:legend chart:legend-position="end" svg:x="6.879cm" svg:y="2.42cm" style:legend-expansion="high" chart:style-name="ch2"/>
        <chart:plot-area chart:style-name="ch3" table:cell-range-address="'haarwavelets-full'.B1:'haarwavelets-full'.D1 'haarwavelets-full'.B2:'haarwavelets-full'.B2 'haarwavelets-full'.B3:'haarwavelets-full'.D3" chart:data-source-has-labels="both" svg:x="0.19cm" svg:y="0.519cm" svg:width="6.499cm" svg:height="5.787cm">
          <chartooo:coordinate-region svg:x="0.546cm" svg:y="0.52cm" svg:width="5.786cm" svg:height="5.786cm"/>
          <chart:axis chart:dimension="x" chart:name="primary-x" chart:style-name="ch4" chartooo:axis-type="auto">
            <chartooo:date-scale/>
            <chart:categories table:cell-range-address="'haarwavelets-full'.B1:'haarwavelets-full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aarwavelets-full'.B3:'haarwavelets-full'.D3" chart:label-cell-address="'haarwavelets-full'.B2:'haarwavelets-full'.B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etângulos</text:p>
                <draw:g>
                  <svg:desc>'haarwavelets-full'.B1:'haarwavelets-full'.D1</svg:desc>
                </draw:g>
              </table:table-cell>
              <table:table-cell office:value-type="string">
                <text:p>3 retângulos</text:p>
              </table:table-cell>
              <table:table-cell office:value-type="string">
                <text:p>4 retângulos</text:p>
              </table:table-cell>
            </table:table-row>
          </table:table-header-rows>
          <table:table-rows>
            <table:table-row>
              <table:table-cell office:value-type="string">
                <text:p>69020</text:p>
                <draw:g>
                  <svg:desc>'haarwavelets-full'.B2:'haarwavelets-full'.B2</svg:desc>
                </draw:g>
              </table:table-cell>
              <table:table-cell office:value-type="float" office:value="0.0420570030211333">
                <text:p>0.0420570030211333</text:p>
                <draw:g>
                  <svg:desc>'haarwavelets-full'.B3:'haarwavelets-full'.D3</svg:desc>
                </draw:g>
              </table:table-cell>
              <table:table-cell office:value-type="float" office:value="0.166441412072103">
                <text:p>0.166441412072103</text:p>
              </table:table-cell>
              <table:table-cell office:value-type="float" office:value="0.791501584906764">
                <text:p>0.7915015849067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